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5.041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7.061cm"/>
    </style:style>
    <style:style style:name="co10" style:family="table-column">
      <style:table-column-properties fo:break-before="auto" style:column-width="7.313cm"/>
    </style:style>
    <style:style style:name="co11" style:family="table-column">
      <style:table-column-properties fo:break-before="auto" style:column-width="3.09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99ff99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ff99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ackground-color="#99ff99" fo:border-left="0.088cm solid #000000" fo:border-right="none" fo:border-top="none"/>
    </style:style>
    <style:style style:name="ce4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border-bottom="none" fo:background-color="#99ff99" fo:border-left="none" fo:border-right="none" fo:border-top="0.08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99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88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88cm solid #000000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 fo:border="none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cc" fo:border="none"/>
    </style:style>
    <style:style style:name="ce27" style:family="table-cell" style:parent-style-name="Default">
      <style:table-cell-properties fo:background-color="#ffffcc"/>
    </style:style>
    <style:style style:name="ce28" style:family="table-cell" style:parent-style-name="Default">
      <style:table-cell-properties fo:background-color="#ff8080" fo:border="none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Default">
      <style:table-cell-properties fo:border-bottom="none" fo:background-color="#99ff99" fo:border-left="none" fo:border-right="0.088cm solid #000000" fo:border-top="0.088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88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1"/>
        <table:table-column table:style-name="co3" table:default-cell-style-name="ce18"/>
        <table:table-column table:style-name="co4" table:default-cell-style-name="ce1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10" table:default-cell-style-name="ce28"/>
        <table:table-column table:style-name="co7" table:default-cell-style-name="ce28"/>
        <table:table-column table:style-name="co8" table:default-cell-style-name="ce28"/>
        <table:table-column table:style-name="co11" table:default-cell-style-name="ce29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table:number-columns-spanned="4" table:number-rows-spanned="8">
            <text:p>Commentaires :</text:p>
          </table:table-cell>
          <table:covered-table-cell table:style-name="ce1"/>
          <table:covered-table-cell table:number-columns-repeated="2" table:style-name="ce12"/>
          <table:table-cell table:style-name="ce20" office:value-type="string" table:number-columns-spanned="13" table:number-rows-spanned="2">
            <text:p>Les prix sont indiqués à titre de « valeur absolue »</text:p>
          </table:table-cell>
          <table:covered-table-cell table:number-columns-repeated="11" table:style-name="ce12"/>
          <table:covered-table-cell table:style-name="ce30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14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3"/>
          <table:table-cell table:style-name="ce21" office:value-type="string" table:number-columns-spanned="13" table:number-rows-spanned="2">
            <text:p>Les NPC achètent du T1 au T4 à 50% de la valeur absolue</text:p>
          </table:table-cell>
          <table:covered-table-cell table:number-columns-repeated="11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14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3"/>
          <table:table-cell table:style-name="ce21" office:value-type="string" table:number-columns-spanned="13" table:number-rows-spanned="2">
            <text:p>Les NPC vendent du T2 au T4 à 200% de la valeur absolue</text:p>
          </table:table-cell>
          <table:covered-table-cell table:number-columns-repeated="11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8"/>
          <table:covered-table-cell table:number-columns-repeated="14" table:style-name="ce14"/>
          <table:covered-table-cell table:style-name="ce32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5"/>
          <table:table-cell table:style-name="ce22" office:value-type="string" table:number-columns-spanned="13" table:number-rows-spanned="2">
            <text:p>Le diamant est acheté par les NPC à 100% de sa valeur absolue mais ils ne sont pas en vente</text:p>
          </table:table-cell>
          <table:covered-table-cell table:number-columns-repeated="11" table:style-name="ce15"/>
          <table:covered-table-cell table:style-name="ce31"/>
        </table:table-row>
        <table:table-row table:style-name="ro1">
          <table:table-cell/>
          <table:covered-table-cell table:style-name="ce3"/>
          <table:covered-table-cell table:style-name="ce9"/>
          <table:covered-table-cell table:number-columns-repeated="14" table:style-name="ce16"/>
          <table:covered-table-cell table:style-name="ce33"/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/>
          <table:table-cell table:style-name="ce10" office:value-type="string">
            <text:p>RAW</text:p>
          </table:table-cell>
          <table:table-cell table:style-name="ce10" table:number-columns-repeated="2"/>
          <table:table-cell table:style-name="ce10" office:value-type="string">
            <text:p>T1</text:p>
          </table:table-cell>
          <table:table-cell table:style-name="ce10" table:number-columns-repeated="2"/>
          <table:table-cell table:style-name="ce10" office:value-type="string">
            <text:p>T2</text:p>
          </table:table-cell>
          <table:table-cell table:style-name="ce10" table:number-columns-repeated="2"/>
          <table:table-cell table:style-name="ce10" office:value-type="string">
            <text:p>T3</text:p>
          </table:table-cell>
          <table:table-cell table:style-name="ce10" table:number-columns-repeated="2"/>
          <table:table-cell table:style-name="ce10" office:value-type="string">
            <text:p>T4</text:p>
          </table:table-cell>
          <table:table-cell table:style-name="ce10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table:number-columns-spanned="1" table:number-rows-spanned="51">
            <text:p>Artisan</text:p>
          </table:table-cell>
          <table:table-cell office:value-type="string">
            <text:p>Sable bitumineux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étro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3" office:value-type="string">
            <text:p>Plastique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Plastique militaire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Cadre de fusil</text:p>
          </table:table-cell>
          <table:table-cell table:style-name="ce23" table:number-columns-repeated="2"/>
          <table:table-cell table:style-name="ce34" office:value-type="string" table:number-columns-spanned="1" table:number-rows-spanned="16">
            <text:p>Chimiste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string">
            <text:p>1x sable bitumineux</text:p>
          </table:table-cell>
          <table:table-cell table:number-columns-repeated="2"/>
          <table:table-cell table:style-name="ce23" office:value-type="string">
            <text:p>2x pétrole</text:p>
          </table:table-cell>
          <table:table-cell table:style-name="ce23" table:number-columns-repeated="2"/>
          <table:table-cell table:style-name="ce24" office:value-type="string">
            <text:p>2x plastique</text:p>
          </table:table-cell>
          <table:table-cell table:style-name="ce24" table:number-columns-repeated="2"/>
          <table:table-cell table:style-name="ce23" office:value-type="string">
            <text:p>3x plastique militaire + 1 grand mécanisme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table:number-columns-repeated="3"/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office:value-type="string">
            <text:p>Cadre de pistolet</text:p>
          </table:table-cell>
          <table:table-cell table:style-name="ce24" office:value-type="float" office:value="1500">
            <text:p>1500</text:p>
          </table:table-cell>
          <table:table-cell table:style-name="ce24" office:value-type="float" office:value="2">
            <text:p>2</text:p>
          </table:table-cell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3" office:value-type="string">
            <text:p>2x plastique militaire + 1 petit mécanism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office:value-type="string">
            <text:p>Minerai de souffre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Souffre brut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style-name="ce23" office:value-type="string">
            <text:p>Souffre raffiné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Acide sulfurique</text:p>
          </table:table-cell>
          <table:table-cell table:style-name="ce23" table:number-columns-repeated="2"/>
          <table:table-cell table:style-name="ce23" office:value-type="string">
            <text:p>Semtex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2x souffre brut</text:p>
          </table:table-cell>
          <table:table-cell table:style-name="ce23" table:number-columns-repeated="8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table:number-columns-repeated="3"/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Poudre fumigène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Poudre noir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1x souffre raffiné + 1x pétrole</text:p>
          </table:table-cell>
          <table:table-cell table:style-name="ce23" table:number-columns-repeated="8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office:value-type="string">
            <text:p>Eau s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Eau filtré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3" office:value-type="string">
            <text:p>Eau potable</text:p>
          </table:table-cell>
          <table:table-cell table:style-name="ce23" table:number-columns-repeated="2"/>
          <table:table-cell table:style-name="ce23" office:value-type="string">
            <text:p>Eau distillée</text:p>
          </table:table-cell>
          <table:table-cell table:style-name="ce23" table:number-columns-repeated="2"/>
          <table:table-cell table:style-name="ce23" office:value-type="string">
            <text:p>Eau lourde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office:value-type="string">
            <text:p>Minerai de cuivr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Barre de cuiv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6" office:value-type="string">
            <text:p>Cuivre traité</text:p>
          </table:table-cell>
          <table:table-cell table:style-name="ce26" table:number-columns-repeated="2"/>
          <table:table-cell table:style-name="ce26" office:value-type="string">
            <text:p>Cuivre militaire</text:p>
          </table:table-cell>
          <table:table-cell table:style-name="ce26" table:number-columns-repeated="2"/>
          <table:table-cell table:style-name="ce26" office:value-type="string">
            <text:p>Douilles gros calibre</text:p>
          </table:table-cell>
          <table:table-cell table:style-name="ce26" table:number-columns-repeated="2"/>
          <table:table-cell table:style-name="ce35" office:value-type="string" table:number-columns-spanned="1" table:number-rows-spanned="12">
            <text:p>Expert matériaux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7" table:number-columns-repeated="3"/>
          <table:table-cell table:style-name="ce26" table:number-columns-repeated="3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6" office:value-type="string">
            <text:p>Douilles petit calibre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office:value-type="string">
            <text:p>Minerai de fer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Barre de fer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style-name="ce26" office:value-type="string">
            <text:p>Acier</text:p>
          </table:table-cell>
          <table:table-cell table:style-name="ce26" table:number-columns-repeated="2"/>
          <table:table-cell table:style-name="ce26" office:value-type="string">
            <text:p>Acier militaire</text:p>
          </table:table-cell>
          <table:table-cell table:style-name="ce26" table:number-columns-repeated="2"/>
          <table:table-cell table:style-name="ce26" office:value-type="string">
            <text:p>Grand mécanisme d'arme</text:p>
          </table:table-cell>
          <table:table-cell table:style-name="ce26" table:number-columns-repeated="2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7" table:number-columns-repeated="3"/>
          <table:table-cell table:style-name="ce26" table:number-columns-repeated="3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office:value-type="string">
            <text:p>Tube grenade fumigène</text:p>
          </table:table-cell>
          <table:table-cell table:style-name="ce26" table:number-columns-repeated="2"/>
          <table:table-cell table:style-name="ce26" office:value-type="string">
            <text:p>Petit mécanisme d'arme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office:value-type="string">
            <text:p>Fibres de chanvr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Botte de chanvr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6" office:value-type="string">
            <text:p>Toile de chanvre</text:p>
          </table:table-cell>
          <table:table-cell table:style-name="ce26" table:number-columns-repeated="2"/>
          <table:table-cell table:style-name="ce26" office:value-type="string">
            <text:p>Toile de chanvre renforcée</text:p>
          </table:table-cell>
          <table:table-cell table:style-name="ce26" table:number-columns-repeated="2"/>
          <table:table-cell table:style-name="ce26" office:value-type="string">
            <text:p>Textile militaire</text:p>
          </table:table-cell>
          <table:table-cell table:style-name="ce26" table:number-columns-repeated="2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office:value-type="string">
            <text:p>Caillasse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Bloc de pierre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Pierre taillée</text:p>
          </table:table-cell>
          <table:table-cell table:number-columns-repeated="2"/>
          <table:table-cell table:style-name="ce28" office:value-type="string">
            <text:p>Marbre</text:p>
          </table:table-cell>
          <table:table-cell table:style-name="ce28" table:number-columns-repeated="2"/>
          <table:table-cell office:value-type="string">
            <text:p>Statue en marbre</text:p>
          </table:table-cell>
          <table:table-cell table:number-columns-repeated="2"/>
          <table:table-cell table:style-name="ce36" office:value-type="string" table:number-columns-spanned="1" table:number-rows-spanned="19">
            <text:p>Géologue</text:p>
          </table:table-cell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6"/>
          <table:table-cell office:value-type="string">
            <text:p>Charbon</text:p>
          </table:table-cell>
          <table:table-cell table:number-columns-repeated="2"/>
          <table:table-cell office:value-type="string">
            <text:p>Salpêtre</text:p>
          </table:table-cell>
          <table:table-cell table:number-columns-repeated="2"/>
          <table:table-cell office:value-type="string">
            <text:p>Ogives gros calibre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6"/>
          <table:table-cell office:value-type="string">
            <text:p>Plomb brut</text:p>
          </table:table-cell>
          <table:table-cell table:number-columns-repeated="2"/>
          <table:table-cell office:value-type="string">
            <text:p>Plomb chemisé</text:p>
          </table:table-cell>
          <table:table-cell table:number-columns-repeated="2"/>
          <table:table-cell office:value-type="string">
            <text:p>Plomb durci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9"/>
          <table:table-cell table:style-name="ce28" office:value-type="string">
            <text:p>Ogives petit calibre</text:p>
          </table:table-cell>
          <table:table-cell table:style-name="ce28" table:number-columns-repeated="2"/>
          <table:table-cell table:number-columns-repeated="3"/>
          <table:covered-table-cell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/>
          <table:table-cell office:value-type="string">
            <text:p>Sab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laque de ver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Verre poli</text:p>
          </table:table-cell>
          <table:table-cell table:number-columns-repeated="2"/>
          <table:table-cell table:style-name="ce28" office:value-type="string">
            <text:p>Verre parfait</text:p>
          </table:table-cell>
          <table:table-cell table:style-name="ce28" table:number-columns-repeated="2"/>
          <table:table-cell office:value-type="string">
            <text:p>Cristal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 table:style-name="ce6"/>
          <table:table-cell table:number-columns-repeated="15"/>
          <table:covered-table-cell/>
        </table:table-row>
        <table:table-row table:style-name="ro1">
          <table:table-cell/>
          <table:covered-table-cell table:style-name="Default"/>
          <table:table-cell table:number-columns-repeated="9"/>
          <table:table-cell office:value-type="string">
            <text:p>Lentille simple</text:p>
          </table:table-cell>
          <table:table-cell table:number-columns-repeated="2"/>
          <table:table-cell office:value-type="string">
            <text:p>Lentille de qualité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 table:style-name="Default"/>
          <table:table-cell table:number-columns-repeated="9"/>
          <table:table-cell table:style-name="ce28" table:number-columns-repeated="3"/>
          <table:table-cell table:number-columns-repeated="3"/>
          <table:covered-table-cell/>
        </table:table-row>
        <table:table-row table:style-name="ro1">
          <table:table-cell/>
          <table:covered-table-cell table:style-name="Default"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 table:style-name="Default"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 table:style-name="Default"/>
          <table:table-cell office:value-type="string">
            <text:p>Kimberlit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iamant 0,1%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string">
            <text:p>Diamant 1%</text:p>
          </table:table-cell>
          <table:table-cell table:number-columns-repeated="2"/>
          <table:table-cell table:style-name="ce28" office:value-type="string">
            <text:p>Diamant 5%</text:p>
          </table:table-cell>
          <table:table-cell table:style-name="ce28" table:number-columns-repeated="2"/>
          <table:table-cell office:value-type="string">
            <text:p>Diamant 10%</text:p>
          </table:table-cell>
          <table:table-cell table:number-columns-repeated="2"/>
          <table:covered-table-cell/>
        </table:table-row>
      </table:table>
      <table:table table:name="Feui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7/08/2016</text:date>, <text:time>22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7:57:33.40</meta:creation-date>
    <dc:date>2016-08-07T22:25:17.02</dc:date>
    <meta:editing-duration>PT1H47M45S</meta:editing-duration>
    <meta:editing-cycles>2</meta:editing-cycles>
    <meta:generator>OpenOffice/4.1.2$Win32 OpenOffice.org_project/412m3$Build-9782</meta:generator>
    <meta:document-statistic meta:table-count="3" meta:cell-count="137" meta:object-count="0"/>
  </office:meta>
</office:document-meta>
</file>